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Percent" style:data-style-name="N14"/>
    <style:style style:name="co1" style:family="table-column">
      <style:table-column-properties fo:break-before="auto" style:column-width="5.45041666666667cm" style:use-optimal-column-width="true"/>
    </style:style>
    <style:style style:name="co2" style:family="table-column">
      <style:table-column-properties fo:break-before="auto" style:column-width="8.11388888888889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CDO_Services_Disability_22_23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1">
            <text:p>Disability diversity data 2022-23</text:p>
          </table:table-cell>
          <table:table-cell office:value-type="string" table:style-name="ce1">
            <text:p>Employees declaring disability as % of workforc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Quarter 1</text:p>
          </table:table-cell>
          <table:table-cell office:value-type="percentage" office:value="7.8672985781990515E-2" table:style-name="ce2">
            <text:p>7.87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Quarter 2</text:p>
          </table:table-cell>
          <table:table-cell office:value-type="percentage" office:value="8.0555555555555561E-2" table:style-name="ce2">
            <text:p>8.06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Quarter 3</text:p>
          </table:table-cell>
          <table:table-cell office:value-type="percentage" office:value="8.09E-2" table:style-name="ce2">
            <text:p>8.09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Quarter 4</text:p>
          </table:table-cell>
          <table:table-cell table:number-columns-repeated="16383" table:style-name="ce1"/>
        </table:table-row>
        <table:table-row table:number-rows-repeated="104857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style:style style:name="_50_0_37__32_-_32_Accent1" style:display-name="20% - Accent1" style:family="table-cell" style:data-style-name="N0">
      <style:table-cell-properties fo:background-color="#DDEBF7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9E1F2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DD7EE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4C6E7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9BC2E6"/>
      <style:text-properties fo:color="#FFFFFF"/>
    </style:style>
    <style:style style:name="_54_0_37__32_-_32_Accent2" style:display-name="60% - Accent2" style:family="table-cell" style:data-style-name="N0">
      <style:table-cell-properties fo:background-color="#F4B084"/>
      <style:text-properties fo:color="#FFFFFF"/>
    </style:style>
    <style:style style:name="_54_0_37__32_-_32_Accent3" style:display-name="60% - Accent3" style:family="table-cell" style:data-style-name="N0">
      <style:table-cell-properties fo:background-color="#C9C9C9"/>
      <style:text-properties fo:color="#FFFFFF"/>
    </style:style>
    <style:style style:name="_54_0_37__32_-_32_Accent4" style:display-name="60% - Accent4" style:family="table-cell" style:data-style-name="N0">
      <style:table-cell-properties fo:background-color="#FFD966"/>
      <style:text-properties fo:color="#FFFFFF"/>
    </style:style>
    <style:style style:name="_54_0_37__32_-_32_Accent5" style:display-name="60% - Accent5" style:family="table-cell" style:data-style-name="N0">
      <style:table-cell-properties fo:background-color="#8EA9DB"/>
      <style:text-properties fo:color="#FFFFFF"/>
    </style:style>
    <style:style style:name="_54_0_37__32_-_32_Accent6" style:display-name="60% - Accent6" style:family="table-cell" style:data-style-name="N0">
      <style:table-cell-properties fo:background-color="#A9D08E"/>
      <style:text-properties fo:color="#FFFFFF"/>
    </style:style>
    <style:style style:name="Accent1" style:family="table-cell" style:data-style-name="N0">
      <style:table-cell-properties fo:background-color="#5B9BD5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4472C4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5B9BD5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CCCEA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9BC2E6" fo:border-left="none" fo:border-right="none"/>
      <style:text-properties fo:color="#44546A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Percent" style:family="table-cell" style:data-style-name="N13"/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5B9BD5" fo:border-bottom="thin double #5B9BD5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/>
    <dc:creator/>
    <meta:creation-date>2023-01-18T13:21:34Z</meta:creation-date>
    <dc:date>2023-01-18T13:21:42Z</dc:date>
    <meta:user-defined meta:name="_MarkAsFinal" meta:value-type="boolean">true</meta:user-defined>
  </office:meta>
</office:document-meta>
</file>